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May 21, 2016</text:p>
      <text:p text:style-name="Standard">Most workouts are in Meadville PA where I live.</text:p>
      <text:p text:style-name="Standard">Note: Before each workout, I massage my feet, legs, hips and back</text:p>
      <text:p text:style-name="P1"/>
      <text:p text:style-name="P1">I am going to start training for shorter races. </text:p>
      <text:p text:style-name="P1"/>
      <text:p text:style-name="P2"><text:span text:style-name="T1">Sat 5/21/16: </text:span>2.3 miles</text:p>
      <text:p text:style-name="P1">I jogged 0.3 miles to the hilly cemetery loop and then 2 miles on the loop in 19:46 going faster as I ran. <text:s/>I feel better than I did two days ago. </text:p>
      <text:p text:style-name="P1"/>
      <text:p text:style-name="P1">Sun 5/22/16: <text:span text:style-name="T2">3 miles</text:span> </text:p>
      <text:p text:style-name="P1">I ran 3 miles on the cemetery loop: 9:47+9:19+9:10 = 28:16</text:p>
      <text:p text:style-name="P1"/>
      <text:p text:style-name="P1">Mon 5/23/16: <text:span text:style-name="T2">5.3 miles</text:span></text:p>
      <text:p text:style-name="P3">I ran 1 mile to the college track in 9:13 and then rested 4 minutes.</text:p>
      <text:p text:style-name="P3">I ran 8x220yds with a 220 jog before each. I ran wide so each lap was 440 yds. The average jog time was about 90 seconds.</text:p>
      <text:p text:style-name="P3">Times on the 220's:</text:p>
      <text:p text:style-name="P3">55.1, 53.4, 53.8, 52.1, 50.9, 50.3, 50.0, 47.2</text:p>
      <text:p text:style-name="P3">I felt better as I ran.</text:p>
      <text:p text:style-name="P3">Rested 4 minutes</text:p>
      <text:p text:style-name="P3">I ran the 1.33 mile grassy, hill loop around the athletic fields in 12:29.</text:p>
      <text:p text:style-name="P3">Rested 4 minutes</text:p>
      <text:p text:style-name="P3">I ran 1 mile on the track in 9:52</text:p>
      <text:p text:style-name="P3">This was a good workout. I feel good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5-23T19:06:48.17</dc:date>
    <dc:creator>James Lombardi</dc:creator>
    <meta:editing-duration>PT14M14S</meta:editing-duration>
    <meta:editing-cycles>2</meta:editing-cycles>
    <meta:document-statistic meta:table-count="0" meta:image-count="0" meta:object-count="0" meta:page-count="1" meta:paragraph-count="19" meta:word-count="188" meta:character-count="925"/>
  </office:meta>
</office:document-meta>
</file>